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3" table:default-cell-style-name="Default"/>
        <table:table-row table:style-name="ro1">
          <table:table-cell table:formula="of:=2*9.80665*3.308" office:value-type="float" office:value="64.8807964" calcext:value-type="float">
            <text:p>64,880796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zulosc</text:p>
          </table:table-cell>
          <table:table-cell office:value-type="string" calcext:value-type="string">
            <text:p>offset\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(1.852-1.472)/[.A1]" office:value-type="float" office:value="0.00585689481456488" calcext:value-type="float">
            <text:p>0,0058568948</text:p>
          </table:table-cell>
          <table:table-cell table:formula="of:=1.85/3.3" office:value-type="float" office:value="0.560606060606061" calcext:value-type="float">
            <text:p>0,560606060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(1.83-1.451)/[.A1]" office:value-type="float" office:value="0.00584148193347393" calcext:value-type="float">
            <text:p>0,0058414819</text:p>
          </table:table-cell>
          <table:table-cell table:formula="of:=1.635/3.3" office:value-type="float" office:value="0.495454545454545" calcext:value-type="float">
            <text:p>0,495454545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(1.842-1.463)/[.A1]" office:value-type="float" office:value="0.00584148193347393" calcext:value-type="float">
            <text:p>0,0058414819</text:p>
          </table:table-cell>
          <table:table-cell table:formula="of:=1.638/3.3" office:value-type="float" office:value="0.496363636363636" calcext:value-type="float">
            <text:p>0,4963636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2:49:43.268000000</meta:creation-date>
    <dc:date>2018-11-05T13:01:09.261000000</dc:date>
    <meta:editing-duration>PT11M36S</meta:editing-duration>
    <meta:editing-cycles>1</meta:editing-cycles>
    <meta:document-statistic meta:table-count="1" meta:cell-count="12" meta:object-count="0"/>
    <meta:generator>LibreOffice/5.0.4.2$Windows_x86 LibreOffice_project/2b9802c1994aa0b7dc6079e128979269cf95bc78</meta:generator>
  </office:meta>
</office:document-meta>
</file>